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E0000011F6ACFF5C1.png" manifest:media-type="image/png"/>
  <manifest:file-entry manifest:full-path="Pictures/10000000000016B0000006080C625E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.92cm" svg:height="7.953cm" draw:transform="skewX (0.0010471975511966) translate (0.522cm 1.57cm)">
          <draw:image xlink:href="Pictures/10000000000016B0000006080C625ED1.png" xlink:type="simple" xlink:show="embed" xlink:actuate="onLoad">
            <text:p/>
          </draw:image>
        </draw:frame>
        <draw:frame draw:style-name="gr1" draw:text-style-name="P1" draw:layer="layout" svg:width="26.92cm" svg:height="9.597cm" draw:transform="skewX (0.0010471975511966) translate (0.523cm 9.753cm)">
          <draw:image xlink:href="Pictures/100000000000037E0000011F6ACFF5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4:36:35.110519644</meta:creation-date>
    <dc:date>2014-11-25T14:39:40.359581259</dc:date>
    <meta:editing-duration>P0D</meta:editing-duration>
    <meta:editing-cycles>1</meta:editing-cycles>
    <meta:document-statistic meta:object-count="25"/>
    <meta:generator>LibreOffice/4.2.7.2$Linux_X86_64 LibreOffice_project/420m0$Build-2</meta:generator>
  </office:meta>
</office:document-meta>
</file>